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3cm" fo:min-width="0.3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9.242cm" svg:y="6.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3.5cm" svg:y1="6.5cm" svg:x2="16cm" svg:y2="6.5cm">
          <text:p/>
        </draw:line>
        <draw:frame draw:style-name="gr3" draw:layer="layout" svg:width="0.89cm" svg:height="1.003cm" svg:x="9.57cm" svg:y="5.732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1cm" draw:marker-start-center="false" draw:marker-end-width="0.3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6:40:45</meta:creation-date>
    <dc:date>2010-11-01T23:27:59</dc:date>
    <meta:editing-duration>PT00H20M43S</meta:editing-duration>
    <meta:editing-cycles>18</meta:editing-cycles>
    <meta:generator>OpenOffice.org/3.2$Unix OpenOffice.org_project/320m18$Build-9502</meta:generator>
    <meta:document-statistic meta:object-count="3"/>
  </office:meta>
</office:document-meta>
</file>